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Username: admin</text:p>
      <text:p text:style-name="Standard"><text:s text:c="2"/>- Current Password: TestPass2025!</text:p>
      <text:p text:style-name="Standard"><text:s text:c="2"/>- Account Type: IPA Administrative User</text:p>
      <text:p text:style-name="Standard"><text:s text:c="2"/>- Realm: CYBERINABOX.NET</text:p>
      <text:p text:style-name="Standard"><text:s text:c="2"/>- Status:</text:p>
      <text:p text:style-name="Standard"><text:s text:c="4"/>- ✅ Kerberos authentication: WORKING</text:p>
      <text:p text:style-name="Standard"><text:s text:c="4"/>- ✅ IPA CLI tools: WORKING (after kinit)</text:p>
      <text:p text:style-name="Standard"><text:s text:c="4"/>- ❌ Web form login: NOT WORKING (ipa-pwd-extop bug)</text:p>
      <text:p text:style-name="Standard"><text:s text:c="2"/>- Usage:</text:p>
      <text:p text:style-name="Standard"><text:s text:c="2"/>kinit admin</text:p>
      <text:p text:style-name="Standard"><text:s text:c="2"/># Enter password: TestPass2025!</text:p>
      <text:p text:style-name="Standard"><text:s text:c="2"/>ipa user-show admin</text:p>
      <text:p text:style-name="Standard"/>
      <text:p text:style-name="Standard"><text:s text:c="2"/>2. Directory Manager Account</text:p>
      <text:p text:style-name="Standard"/>
      <text:p text:style-name="Standard"><text:s text:c="2"/>- Username: cn=Directory Manager</text:p>
      <text:p text:style-name="Standard"><text:s text:c="2"/>- Current Password: 8Bu_K_%;Nn{UU4VoN,@(BMb5Rb8R&gt;zrVQ}^Zhj?_2</text:p>
      <text:p text:style-name="Standard"><text:s text:c="2"/>- Account Type: LDAP Root Administrator</text:p>
      <text:p text:style-name="Standard"><text:s text:c="2"/>- Status: ✅ WORKING</text:p>
      <text:p text:style-name="Standard"><text:s text:c="2"/>- Purpose: Low-level directory operations, CA certificate management, schema modifications</text:p>
      <text:p text:style-name="Standard"><text:s text:c="2"/>- Usage:</text:p>
      <text:p text:style-name="Standard"><text:s text:c="2"/># Used with ldap commands and ipa-cacert-manage</text:p>
      <text:p text:style-name="Standard"><text:s text:c="2"/># Required for certificate operations</text:p>
      <text:p text:style-name="Standard"/>
      <text:p text:style-name="Standard"><text:s text:c="2"/>3. PKCS12 Certificate Bundle Password (Temporary)</text:p>
      <text:p text:style-name="Standard"/>
      <text:p text:style-name="Standard"><text:s text:c="2"/>- Password: TempCertPass2025</text:p>
      <text:p text:style-name="Standard"><text:s text:c="2"/>- Purpose: Unlock PKCS12 bundle during certificate installation</text:p>
      <text:p text:style-name="Standard"><text:s text:c="2"/>- Status: ⚠️ NO LONGER NEEDED (installation complete)</text:p>
      <text:p text:style-name="Standard"><text:s text:c="2"/>- File: /tmp/wildcard_ipa.p12</text:p>
      <text:p text:style-name="Standard"><text:s text:c="2"/>- Note: This was temporary - can be discarded</text:p>
      <text:p text:style-name="Standard"/>
      <text:p text:style-name="Standard"><text:s text:c="2"/>4. Previous Installation Credentials (INVALID)</text:p>
      <text:p text:style-name="Standard"/>
      <text:p text:style-name="Standard"><text:s text:c="2"/>- Old admin password: SecureAdmin2025!</text:p>
      <text:p text:style-name="Standard"><text:s text:c="2"/>- Status: ❌ NO LONGER VALID (superseded by fresh installation)</text:p>
      <text:p text:style-name="Standard"><text:s text:c="2"/>- Note: From earlier failed installation attempts</text:p>
      <text:p text:style-name="Standard"/>
      <text:p text:style-name="Standard"><text:s text:c="2"/>---</text:p>
      <text:p text:style-name="Standard"><text:s text:c="2"/>Password Change Recommendations</text:p>
      <text:p text:style-name="Standard"/>
      <text:p text:style-name="Standard"><text:s text:c="2"/>Critical Security Actions Needed:</text:p>
      <text:p text:style-name="Standard"/>
      <text:p text:style-name="Standard"><text:s text:c="2"/>1. Change Admin Password (when bug is fixed):</text:p>
      <text:p text:style-name="Standard"><text:s text:c="2"/>kinit admin</text:p>
      <text:p text:style-name="Standard"><text:s text:c="2"/>ipa passwd admin</text:p>
      <text:p text:style-name="Standard"><text:s text:c="2"/>2. Secure Directory Manager Password:</text:p>
      <text:p text:style-name="Standard"><text:s text:c="4"/>- Currently stored in: /root/.dm_password (if it exists)</text:p>
      <text:p text:style-name="Standard"><text:s text:c="4"/>- Required for: CA operations, certificate renewals</text:p>
      <text:p text:style-name="Standard"><text:soft-page-break/><text:s text:c="4"/>- DO NOT LOSE THIS PASSWORD - it cannot be easily reset</text:p>
      <text:p text:style-name="Standard"><text:s text:c="2"/>3. Delete Temporary Files:</text:p>
      <text:p text:style-name="Standard"><text:s text:c="2"/>sudo rm -f /tmp/wildcard_ipa.p12</text:p>
      <text:p text:style-name="Standard"/>
      <text:p text:style-name="Standard"><text:s text:c="2"/>---</text:p>
      <text:p text:style-name="Standard"><text:s text:c="2"/>Authentication Methods Available</text:p>
      <text:p text:style-name="Standard"/>
      <text:p text:style-name="Standard"><text:s text:c="2"/>| Method <text:s text:c="10"/>| Admin Account | Status <text:s text:c="21"/>| Use Case <text:s text:c="6"/>|</text:p>
      <text:p text:style-name="Standard"><text:s text:c="2"/>|------------------|---------------|-----------------------------|----------------|</text:p>
      <text:p text:style-name="Standard"><text:s text:c="2"/>| Kerberos (kinit) | ✅ Working <text:s text:c="4"/>| Use password: TestPass2025! | CLI operations |</text:p>
      <text:p text:style-name="Standard"><text:s text:c="2"/>| Web Form Login <text:s text:c="2"/>| ❌ Broken <text:s text:c="5"/>| ipa-pwd-extop bug <text:s text:c="10"/>| Not usable <text:s text:c="4"/>|</text:p>
      <text:p text:style-name="Standard"><text:s text:c="2"/>| SPNEGO/Negotiate | ✅ Working <text:s text:c="4"/>| After kinit <text:s text:c="16"/>| Web interface <text:s/>|</text:p>
      <text:p text:style-name="Standard"><text:s text:c="2"/>| Direct LDAP Bind | ⚠️ Unreliable | Password sync issues <text:s text:c="7"/>| Avoid <text:s text:c="9"/>|</text:p>
      <text:p text:style-name="Standard"/>
      <text:p text:style-name="Standard"><text:s text:c="2"/>---</text:p>
      <text:p text:style-name="Standard"><text:s text:c="2"/>Important Notes</text:p>
      <text:p text:style-name="Standard"/>
      <text:p text:style-name="Standard"><text:s text:c="2"/>1. Web Interface Access: Use Kerberos-based authentication:</text:p>
      <text:p text:style-name="Standard"><text:s text:c="2"/>kinit admin <text:s/># Enter: TestPass2025!</text:p>
      <text:p text:style-name="Standard"><text:s text:c="2"/># Then open browser to: https://dc1.cyberinabox.net</text:p>
      <text:p text:style-name="Standard"><text:s text:c="2"/>2. Backup These Passwords: Store securely in password manager:</text:p>
      <text:p text:style-name="Standard"><text:s text:c="4"/>- Admin password: TestPass2025!</text:p>
      <text:p text:style-name="Standard"><text:s text:c="4"/>- Directory Manager password: 8Bu_K_%;Nn{UU4VoN,@(BMb5Rb8R&gt;zrVQ}^Zhj?_2</text:p>
      <text:p text:style-name="Standard"><text:s text:c="2"/>3. Certificate Password: The PKCS12 password (TempCertPass2025) was only needed during installation and can be discarded.</text:p>
      <text:p text:style-name="Standard"><text:s text:c="2"/>4. Password Policy: Once working properly, passwords must meet NIST 800-171 requirements:</text:p>
      <text:p text:style-name="Standard"><text:s text:c="4"/>- Minimum 14 characters</text:p>
      <text:p text:style-name="Standard"><text:s text:c="4"/>- 3 character classes</text:p>
      <text:p text:style-name="Standard"><text:s text:c="4"/>- 90-day expiration</text:p>
      <text:p text:style-name="Standard"><text:s text:c="4"/>- Cannot change more than once per day</text:p>
      <text:p text:style-name="Standard"/>
      <text:p text:style-name="Standard"><text:s text:c="2"/>---</text:p>
      <text:p text:style-name="Standard"><text:s text:c="2"/>The system is now operational with the commercial SSL certificate installed. All administrative tasks can be performed using</text:p>
      <text:p text:style-name="Standard"><text:s text:c="2"/>Kerberos authentication (kinit) combined with IPA CLI tools or SPNEGO web acc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08:18:56.911896616</meta:creation-date>
    <dc:date>2025-12-11T08:19:57.363820145</dc:date>
    <meta:editing-duration>PT1M1S</meta:editing-duration>
    <meta:editing-cycles>1</meta:editing-cycles>
    <meta:document-statistic meta:table-count="0" meta:image-count="0" meta:object-count="0" meta:page-count="2" meta:paragraph-count="68" meta:word-count="413" meta:character-count="3072" meta:non-whitespace-character-count="2473"/>
    <meta:generator>LibreOffice/7.1.8.1$Linux_X86_64 LibreOffice_project/10$Build-1</meta:generator>
  </office:meta>
</office:document-meta>
</file>